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4.701cm"/>
    </style:style>
    <style:style style:name="TOP.B" style:family="table-column">
      <style:table-column-properties style:column-width="10.38cm"/>
    </style:style>
    <style:style style:name="TOP.C" style:family="table-column">
      <style:table-column-properties style:column-width="4.307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13.697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5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4">[[repeatIn(objects,'report')]]</text:p>
            <text:p text:style-name="P14">[[setLang(user.lang)]]</text:p>
          </table:table-cell>
          <table:table-cell table:style-name="TOP.A1" office:value-type="string">
            <text:p text:style-name="P2">CUENTA DE PÉRDIDAS Y GANANCIAS ABREVIADA</text:p>
            <text:p text:style-name="P2"/>
          </table:table-cell>
          <table:table-cell table:style-name="TOP.A1" office:value-type="string">
            <text:p text:style-name="P3">PA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9">(DEBE) / HABER</text:p>
                </table:table-cell>
                <table:table-cell table:style-name="BLOCK_5f_ENCABEZADO_5f_LINES.A1" office:value-type="string">
                  <text:p text:style-name="P9">NOTAS DE LA MEMORIA</text:p>
                </table:table-cell>
                <table:table-cell table:style-name="BLOCK_5f_ENCABEZADO_5f_LINES.A1" office:value-type="string">
                  <text:p text:style-name="P9">EJERCICIO [[report.current_fiscalyear_id.name]](2)</text:p>
                </table:table-cell>
                <table:table-cell table:style-name="BLOCK_5f_ENCABEZADO_5f_LINES.D1" office:value-type="string">
                  <text:p text:style-name="P9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report.line_ids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5">[[(line.css_class=='l4') and line.name or removeParentNode('font')]]</text:p>
                  <text:p text:style-name="P17">[[(line.css_class=='l5') and line.name or removeParentNode('font')]]</text:p>
                  <text:p text:style-name="P15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10:05</dc:date>
    <dc:creator>opnesis </dc:creator>
    <meta:editing-duration>PT7H49M3S</meta:editing-duration>
    <meta:editing-cycles>89</meta:editing-cycles>
    <meta:generator>LibreOffice/3.5$Linux_x86 LibreOffice_project/350m1$Build-2</meta:generator>
    <meta:document-statistic meta:table-count="10" meta:image-count="0" meta:object-count="0" meta:page-count="1" meta:paragraph-count="28" meta:word-count="87" meta:character-count="1027" meta:non-whitespace-character-count="958"/>
  </office:meta>
</office:document-meta>
</file>